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10.795cm" svg:x="1.635cm" svg:y="4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445cm" svg:height="1.27cm" svg:x="2.27cm" svg:y="9.89cm">
          <text:p text:style-name="P1">Start Ph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4.549cm" svg:height="0.962cm" svg:x="2.27cm" svg:y="1.943cm">
          <draw:text-box>
            <text:p>Motion Trigger</text:p>
          </draw:text-box>
        </draw:frame>
        <draw:frame draw:style-name="gr3" draw:layer="layout" svg:width="6.022cm" svg:height="0.962cm" svg:x="12.43cm" svg:y="16.24cm">
          <draw:text-box>
            <text:p>Hinge Joint Effector</text:p>
          </draw:text-box>
        </draw:frame>
        <draw:custom-shape draw:style-name="gr4" draw:text-style-name="P1" xml:id="id7" draw:id="id7" draw:layer="layout" svg:width="0.635cm" svg:height="1.27cm" svg:x="14.97cm" svg:y="14.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4cm" svg:height="1.27cm" svg:x="4.176cm" svg:y="2.9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xml:id="id4" draw:id="id4" draw:layer="layout" svg:width="4.445cm" svg:height="1.27cm" svg:x="8.62cm" svg:y="9.89cm">
          <text:p text:style-name="P1">Final Ph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4.445cm" svg:height="1.27cm" svg:x="14.97cm" svg:y="9.89cm">
          <text:p text:style-name="P1">Next Ph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3.175cm" svg:height="3.175cm" svg:x="7.985cm" svg:y="5.445cm">
          <text:p text:style-name="P1">Playing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" draw:id="id2" draw:layer="layout" svg:width="2.54cm" svg:height="2.54cm" svg:x="13.065cm" svg:y="7.35cm">
          <text:p text:style-name="P1">Sa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curve" svg:x1="4.492cm" svg:y1="4.174cm" svg:x2="9.573cm" svg:y2="5.445cm" draw:end-shape="id1" draw:end-glue-point="4" svg:d="m4492 4174c0 577 5081-58 5081 1271">
          <text:p/>
        </draw:connector>
        <draw:connector draw:style-name="gr6" draw:text-style-name="P1" draw:layer="layout" draw:type="curve" svg:x1="11.16cm" svg:y1="7.033cm" svg:x2="14.335cm" svg:y2="7.35cm" draw:start-shape="id1" draw:start-glue-point="7" draw:end-shape="id2" draw:end-glue-point="4" svg:d="m11160 7033c1429 0 1191-92 1627-200s1548-234 1548 517">
          <text:p/>
        </draw:connector>
        <draw:connector draw:style-name="gr6" draw:text-style-name="P1" draw:layer="layout" draw:type="curve" svg:x1="7.985cm" svg:y1="7.033cm" svg:x2="4.492cm" svg:y2="9.89cm" draw:start-shape="id1" draw:start-glue-point="5" draw:end-shape="id3" draw:end-glue-point="0" svg:d="m7985 7033c-2329 0-3493 952-3493 2857">
          <text:p/>
        </draw:connector>
        <draw:connector draw:style-name="gr6" draw:text-style-name="P1" draw:layer="layout" draw:type="curve" svg:x1="13.065cm" svg:y1="8.62cm" svg:x2="10.842cm" svg:y2="9.89cm" draw:start-shape="id2" draw:start-glue-point="5" draw:end-shape="id4" draw:end-glue-point="0" svg:d="m13065 8620c-1482 0-2223 423-2223 1270">
          <text:p/>
        </draw:connector>
        <draw:connector draw:style-name="gr6" draw:text-style-name="P1" draw:layer="layout" draw:type="curve" svg:x1="15.605cm" svg:y1="8.62cm" svg:x2="17.192cm" svg:y2="9.89cm" draw:start-shape="id2" draw:start-glue-point="7" draw:end-shape="id5" draw:end-glue-point="0" svg:d="m15605 8620c1058 0 1587 423 1587 1270">
          <text:p/>
        </draw:connector>
        <draw:frame draw:style-name="gr3" draw:layer="layout" svg:width="1.535cm" svg:height="0.962cm" svg:x="11.16cm" svg:y="6.08cm">
          <draw:text-box>
            <text:p>Yes</text:p>
          </draw:text-box>
        </draw:frame>
        <draw:frame draw:style-name="gr3" draw:layer="layout" svg:width="1.535cm" svg:height="0.962cm" svg:x="15.34cm" svg:y="7.658cm">
          <draw:text-box>
            <text:p>Yes</text:p>
          </draw:text-box>
        </draw:frame>
        <draw:frame draw:style-name="gr3" draw:layer="layout" svg:width="1.535cm" svg:height="0.962cm" svg:x="11.161cm" svg:y="6.08cm">
          <draw:text-box>
            <text:p>Yes</text:p>
          </draw:text-box>
        </draw:frame>
        <draw:frame draw:style-name="gr7" draw:layer="layout" svg:width="1.311cm" svg:height="0.962cm" svg:x="11.795cm" svg:y="7.658cm">
          <draw:text-box>
            <text:p>No</text:p>
          </draw:text-box>
        </draw:frame>
        <draw:frame draw:style-name="gr3" draw:layer="layout" svg:width="1.535cm" svg:height="0.962cm" svg:x="11.161cm" svg:y="6.08cm">
          <draw:text-box>
            <text:p>Yes</text:p>
          </draw:text-box>
        </draw:frame>
        <draw:frame draw:style-name="gr3" draw:layer="layout" svg:width="1.311cm" svg:height="0.962cm" svg:x="6.674cm" svg:y="6.08cm">
          <draw:text-box>
            <text:p>No</text:p>
          </draw:text-box>
        </draw:frame>
        <draw:custom-shape draw:style-name="gr2" draw:text-style-name="P1" xml:id="id6" draw:id="id6" draw:layer="layout" svg:width="17.145cm" svg:height="1.27cm" svg:x="2.27cm" svg:y="12.43cm">
          <text:p text:style-name="P1">Joint Velocities Compu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635cm" svg:height="1.27cm" svg:x="4.175cm" svg:y="11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1.27cm" svg:x="10.525cm" svg:y="11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1.27cm" svg:x="16.875cm" svg:y="11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6" draw:text-style-name="P1" draw:layer="layout" draw:type="curve" svg:x1="10.842cm" svg:y1="13.7cm" svg:x2="15.287cm" svg:y2="14.97cm" draw:start-shape="id6" draw:start-glue-point="2" draw:end-shape="id7" svg:d="m10842 13700c0 972 4445 337 4445 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the </meta:initial-creator>
    <meta:creation-date>2012-07-27T12:53:23</meta:creation-date>
    <dc:date>2012-08-11T12:55:18</dc:date>
    <dc:creator>Methe </dc:creator>
    <meta:editing-duration>PT16M51S</meta:editing-duration>
    <meta:editing-cycles>4</meta:editing-cycles>
    <meta:generator>LibreOffice/3.5$Linux_X86_64 LibreOffice_project/350m1$Build-2</meta:generator>
    <meta:document-statistic meta:object-count="26"/>
  </office:meta>
</office:document-meta>
</file>